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writing-mode="page"/>
      <style:text-properties officeooo:rsid="0009d1b5" officeooo:paragraph-rsid="0009d1b5"/>
    </style:style>
    <style:style style:name="P2" style:family="paragraph" style:parent-style-name="Standard">
      <style:paragraph-properties fo:line-height="200%" style:writing-mode="page"/>
      <style:text-properties style:text-underline-style="solid" style:text-underline-width="auto" style:text-underline-color="font-color" officeooo:rsid="0009d1b5" officeooo:paragraph-rsid="0009d1b5"/>
    </style:style>
    <style:style style:name="P3" style:family="paragraph" style:parent-style-name="Standard">
      <style:paragraph-properties fo:line-height="200%" style:writing-mode="page"/>
      <style:text-properties style:text-underline-style="none" officeooo:rsid="0013eb96" officeooo:paragraph-rsid="0013eb96"/>
    </style:style>
    <style:style style:name="P4" style:family="paragraph" style:parent-style-name="Standard">
      <style:paragraph-properties fo:line-height="200%" style:writing-mode="page"/>
      <style:text-properties style:text-underline-style="none" officeooo:rsid="001b172f" officeooo:paragraph-rsid="001b172f"/>
    </style:style>
    <style:style style:name="P5" style:family="paragraph" style:parent-style-name="Standard">
      <style:paragraph-properties fo:line-height="200%" style:writing-mode="page"/>
      <style:text-properties style:text-underline-style="none" officeooo:rsid="0009d1b5" officeooo:paragraph-rsid="0009d1b5"/>
    </style:style>
    <style:style style:name="P6" style:family="paragraph" style:parent-style-name="Standard">
      <style:paragraph-properties fo:line-height="200%" style:writing-mode="page"/>
      <style:text-properties style:text-underline-style="none" officeooo:rsid="0009d1b5" officeooo:paragraph-rsid="000bf743"/>
    </style:style>
    <style:style style:name="P7" style:family="paragraph" style:parent-style-name="Standard">
      <style:paragraph-properties fo:line-height="200%" style:writing-mode="page"/>
      <style:text-properties style:text-underline-style="none" officeooo:rsid="002666db" officeooo:paragraph-rsid="002666db"/>
    </style:style>
    <style:style style:name="P8" style:family="paragraph" style:parent-style-name="Standard">
      <style:paragraph-properties fo:line-height="200%" style:writing-mode="page"/>
      <style:text-properties style:text-underline-style="none" officeooo:rsid="001107ec" officeooo:paragraph-rsid="000bf743"/>
    </style:style>
    <style:style style:name="P9" style:family="paragraph" style:parent-style-name="Standard">
      <style:paragraph-properties fo:line-height="200%" style:writing-mode="page"/>
      <style:text-properties style:text-underline-style="none" officeooo:rsid="001107ec" officeooo:paragraph-rsid="001107ec"/>
    </style:style>
    <style:style style:name="P10" style:family="paragraph" style:parent-style-name="Standard">
      <style:paragraph-properties fo:line-height="200%" style:writing-mode="page"/>
      <style:text-properties style:text-underline-style="none" officeooo:rsid="000a1c48" officeooo:paragraph-rsid="000bf743"/>
    </style:style>
    <style:style style:name="P11" style:family="paragraph" style:parent-style-name="Standard" style:list-style-name="L1">
      <style:paragraph-properties fo:line-height="200%" style:writing-mode="page"/>
      <style:text-properties style:text-underline-style="none" officeooo:rsid="0029abb8" officeooo:paragraph-rsid="0029abb8"/>
    </style:style>
    <style:style style:name="P12" style:family="paragraph" style:parent-style-name="Standard" style:list-style-name="L1">
      <style:paragraph-properties fo:line-height="200%" style:writing-mode="page"/>
      <style:text-properties style:text-underline-style="none" officeooo:rsid="002b6eba" officeooo:paragraph-rsid="002b6eba"/>
    </style:style>
    <style:style style:name="P13" style:family="paragraph" style:parent-style-name="Standard" style:list-style-name="L1">
      <style:paragraph-properties fo:line-height="200%" style:writing-mode="page"/>
      <style:text-properties officeooo:rsid="002b6eba" officeooo:paragraph-rsid="002b6eba"/>
    </style:style>
    <style:style style:name="P14" style:family="paragraph" style:parent-style-name="Standard">
      <style:paragraph-properties fo:line-height="200%" style:writing-mode="page"/>
      <style:text-properties style:text-underline-style="solid" style:text-underline-width="auto" style:text-underline-color="font-color" officeooo:rsid="0009d1b5" officeooo:paragraph-rsid="0009d1b5"/>
    </style:style>
    <style:style style:name="T1" style:family="text">
      <style:text-properties officeooo:rsid="000bf743"/>
    </style:style>
    <style:style style:name="T2" style:family="text">
      <style:text-properties officeooo:rsid="00158863"/>
    </style:style>
    <style:style style:name="T3" style:family="text">
      <style:text-properties officeooo:rsid="00181011"/>
    </style:style>
    <style:style style:name="T4" style:family="text">
      <style:text-properties officeooo:rsid="00183218"/>
    </style:style>
    <style:style style:name="T5" style:family="text">
      <style:text-properties officeooo:rsid="001d2145"/>
    </style:style>
    <style:style style:name="T6" style:family="text">
      <style:text-properties officeooo:rsid="0026a609"/>
    </style:style>
    <style:style style:name="T7" style:family="text">
      <style:text-properties style:text-underline-style="none"/>
    </style:style>
    <style:style style:name="T8" style:family="text">
      <style:text-properties style:text-underline-style="none" officeooo:rsid="0029abb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an’s User Testing</text:p>
      <text:p text:style-name="P1"/>
      <text:p text:style-name="P2">Round 1</text:p>
      <text:p text:style-name="P3"><text:span text:style-name="T3">Chana</text:span> (User 1):</text:p>
      <text:p text:style-name="P3"><text:tab/><text:span text:style-name="T2">Chana saw “create an account” and immediately said that she won’t use this site. She said that it’s ridiculous to have to create an account in order to access course reviews. She commented that the site is nice looking.</text:span></text:p>
      <text:p text:style-name="P3"/>
      <text:p text:style-name="P4">Michael (User 2):</text:p>
      <text:p text:style-name="P4"><text:tab/><text:span text:style-name="T5">First he clicked on “Learn More”. <text:s/>Then he went and read our jumbotron information explaining our mission. He created an account with a fake email. He first clicked on the column headers once he created the account. Note: He didn’t seem to read the title or subtitle on this page. Then, he hit the ‘add course’ button. He scrolled down the long list. He started clicking courses, commented on the fact that they were disappearing and said he wasn’t sure what was happening. When he scrolled back up, he had an aha moment and seemed to now understand. He clicked the remove buttons for a bunch of the courses he had chosen. He said that he wished he knew what each of the columns represented or he had a clearer definition for them. </text:span></text:p>
      <text:p text:style-name="P4"><text:tab/></text:p>
      <text:p text:style-name="P2"/>
      <text:p text:style-name="P2"/>
      <text:p text:style-name="P2">Round 2</text:p>
      <text:p text:style-name="P5">Michal (User 1):</text:p>
      <text:p text:style-name="P6"><text:tab/>Michal isn’t a WashU student, so some of her feedback isn’t relevant I believe, <text:span text:style-name="T4">but I asked her because she is a web designer</text:span>. She wasn’t sure what course reviews are or why they’re done badly in <text:soft-page-break/>their present form. <text:span text:style-name="T1">She scrolled through the page from top to bottom a few times, simply hovering over elements.</text:span></text:p>
      <text:p text:style-name="P10"><text:tab/>She thinks the “Learn More” button should bold to draw user’s attention in more. She didn’t click on the navigation bar at all, but she mentioned that she liked how it contrasted with the background when she scrolled. She thinks log in and create account could go on the same page or there should be pictures or “something else” on their respective pages.</text:p>
      <text:p text:style-name="P6"/>
      <text:p text:style-name="P7">Stephen (User 2):</text:p>
      <text:p text:style-name="P7"><text:tab/><text:span text:style-name="T6">He quickly clicked on the create account tab in the navbar. After he entered create account credentials, he was brought to the main page. He hovered and clicked over each of the column headers from left to right. <text:s/>Then he clicked the “add course” button. He scrolled through for a while, cicked on a course, and then went back to the top to see his changes. He then again clicked on all the column headers. He then clicked remove for a few of the courses, and went back again looking for courses. He repeated the process. Then he clicked in the search bar and typed “general” as the query. He then said he was done, and he told me a few valuable things:</text:span></text:p>
      <text:list xml:id="list997553020" text:style-name="L1">
        <text:list-item>
          <text:p text:style-name="P11">Don’t highlight columns on hover if they don’t do anything. When I told him they sort, as it states in the header, he said he didn’t notice that part because it was in grey.</text:p>
        </text:list-item>
        <text:list-item>
          <text:p text:style-name="P13"><text:span text:style-name="T8">A</text:span><text:span text:style-name="T7">dd a popup that displays information about the column header when you hover</text:span></text:p>
        </text:list-item>
        <text:list-item>
          <text:p text:style-name="P12">Only show, perhaps, the top 10 results on a search. </text:p>
        </text:list-item>
      </text:list>
      <text:p text:style-name="P8"/>
      <text:p text:style-name="P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6T14:58:32.862007865</meta:creation-date>
    <dc:date>2018-11-06T15:49:59.423344815</dc:date>
    <meta:editing-duration>PT40M50S</meta:editing-duration>
    <meta:editing-cycles>39</meta:editing-cycles>
    <meta:generator>LibreOffice/5.4.6.2$Linux_X86_64 LibreOffice_project/40m0$Build-2</meta:generator>
    <meta:document-statistic meta:table-count="0" meta:image-count="0" meta:object-count="0" meta:page-count="2" meta:paragraph-count="17" meta:word-count="493" meta:character-count="2679" meta:non-whitespace-character-count="2193"/>
  </office:meta>
</office:document-meta>
</file>